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style:font-name="Comic Sans MS" fo:font-size="24pt" style:font-name-asian="Comic Sans MS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style:style style:name="T2" style:family="text">
      <style:text-properties style:font-name="Comic Sans MS" fo:font-size="24pt" style:font-name-asian="Comic Sans M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6" draw:id="id26" draw:layer="layout" svg:width="1.4cm" svg:height="1.2cm" svg:x="16.8cm" svg:y="1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.4cm" svg:height="1.2cm" svg:x="10.1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1.4cm" svg:height="1.2cm" svg:x="34.3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.4cm" svg:height="1.2cm" svg:x="17.6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.4cm" svg:height="1.2cm" svg:x="13.404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4cm" svg:height="1.2cm" svg:x="26cm" svg:y="1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2cm" svg:x="1.4cm" svg:y="3.1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2cm" svg:x="1.5cm" svg:y="2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cm" svg:height="13.984cm" draw:transform="skewX (0.00314159265358979) rotate (0.00314159265358979) translate (1.2cm 2.616cm)">
          <text:p text:style-name="P2"><text:span text:style-name="T1">thread1: (ptr) -&gt; msg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56.479143520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1.4cm" svg:height="1.2cm" svg:x="9.2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1.4cm" svg:height="1.2cm" svg:x="9.8cm" svg:y="18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3cm" svg:y1="16.9cm" svg:x2="36.1cm" svg:y2="16.9cm">
          <text:p/>
        </draw:line>
        <draw:frame draw:style-name="gr4" draw:text-style-name="P3" draw:layer="layout" svg:width="4.367cm" svg:height="1.428cm" svg:x="1.2cm" svg:y="17.272cm">
          <draw:text-box>
            <text:p><text:span text:style-name="T1">Hardware</text:span></text:p>
          </draw:text-box>
        </draw:frame>
        <draw:custom-shape draw:style-name="gr5" draw:text-style-name="P1" draw:layer="layout" svg:width="20.1cm" svg:height="3.6cm" svg:x="7.9cm" svg:y="17.8cm">
          <text:p text:style-name="P2"><text:span text:style-name="T1">Arduino Mega 256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3cm" svg:height="2.3cm" svg:x="2.5cm" svg:y="18.7cm">
          <text:p text:style-name="P2"><text:span text:style-name="T1">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6.8cm" svg:height="1.751cm" svg:x="7.3cm" svg:y="18.2cm">
          <text:p text:style-name="P2"><text:span text:style-name="T1">GPIO_B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7.3cm" svg:y1="19.075cm" svg:x2="4.8cm" svg:y2="19.85cm" draw:start-shape="id1" draw:end-shape="id2" draw:end-glue-point="10" svg:d="M7300 19075c-1873 0-624 775-2500 775" svg:viewBox="0 0 2501 776">
          <text:p/>
        </draw:connector>
        <draw:custom-shape draw:style-name="gr2" draw:text-style-name="P1" draw:layer="layout" svg:width="13.2cm" svg:height="13.715cm" draw:transform="skewX (0.00314159265358979) rotate (0.00314159265358979) translate (12.6cm 2.821cm)">
          <text:p text:style-name="P2"><text:span text:style-name="T1">main0: () -&gt; vo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5.87455495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4.1cm" svg:height="1.477cm" svg:x="4cm" svg:y="9.683cm">
          <text:p text:style-name="P2"><text:span text:style-name="T1">LED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4.1cm" svg:height="1.477cm" svg:x="4cm" svg:y="4.685cm">
          <text:p text:style-name="P2"><text:span text:style-name="T1">LED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4.1cm" svg:height="1.477cm" svg:x="4cm" svg:y="12.208cm">
          <text:p text:style-name="P2"><text:span text:style-name="T1">Call sl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4.1cm" svg:height="1.477cm" svg:x="4cm" svg:y="7.184cm">
          <text:p text:style-name="P2"><text:span text:style-name="T1">Call sl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6.05cm" svg:y1="6.162cm" svg:x2="6.05cm" svg:y2="7.184cm" draw:start-shape="id3" draw:start-glue-point="2" draw:end-shape="id4" svg:d="M6050 6162v1022" svg:viewBox="0 0 1 1023">
          <text:p/>
        </draw:connector>
        <draw:connector draw:style-name="gr7" draw:text-style-name="P1" draw:layer="layout" draw:type="curve" svg:x1="6.05cm" svg:y1="8.661cm" svg:x2="6.05cm" svg:y2="9.683cm" draw:start-shape="id4" draw:start-glue-point="2" draw:end-shape="id5" svg:d="M6050 8661v1022" svg:viewBox="0 0 1 1023">
          <text:p/>
        </draw:connector>
        <draw:connector draw:style-name="gr7" draw:text-style-name="P1" draw:layer="layout" draw:type="curve" svg:x1="6.05cm" svg:y1="11.16cm" svg:x2="6.05cm" svg:y2="12.208cm" draw:start-shape="id5" draw:start-glue-point="2" draw:end-shape="id6" draw:end-glue-point="0" svg:d="M6050 11160v1048" svg:viewBox="0 0 1 1049">
          <text:p/>
        </draw:connector>
        <draw:connector draw:style-name="gr7" draw:text-style-name="P1" draw:layer="layout" draw:type="curve" svg:x1="4cm" svg:y1="15.423cm" svg:x2="4cm" svg:y2="5.423cm" draw:start-shape="id7" draw:start-glue-point="3" draw:end-shape="id3" draw:end-glue-point="3" svg:d="M4000 15423c-825 0-825-10000 0-10000" svg:viewBox="0 0 620 10001">
          <text:p/>
        </draw:connector>
        <draw:custom-shape draw:style-name="gr2" draw:text-style-name="P1" draw:layer="layout" svg:width="8.8cm" svg:height="11cm" svg:x="27.4cm" svg:y="5.5cm">
          <text:p text:style-name="P2"><text:span text:style-name="T1">ChibiOS/RT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4.021962324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8.172cm" svg:height="1.424cm" svg:x="27.714cm" svg:y="14.276cm">
          <text:p text:style-name="P2"><text:span text:style-name="T1">Test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6.6cm" svg:y1="1cm" svg:x2="26.6cm" svg:y2="16.9cm">
          <text:p/>
        </draw:line>
        <draw:frame draw:style-name="gr4" draw:text-style-name="P3" draw:layer="layout" svg:width="4.613cm" svg:height="1.428cm" svg:x="26.8cm" svg:y="0.9cm">
          <draw:text-box>
            <text:p><text:span text:style-name="T1">C language</text:span></text:p>
          </draw:text-box>
        </draw:frame>
        <draw:frame draw:style-name="gr4" draw:text-style-name="P3" draw:layer="layout" svg:width="2.284cm" svg:height="1.428cm" svg:x="24.116cm" svg:y="0.872cm">
          <draw:text-box>
            <text:p><text:span text:style-name="T1">ATS</text:span></text:p>
          </draw:text-box>
        </draw:frame>
        <draw:custom-shape draw:style-name="gr6" draw:text-style-name="P1" xml:id="id20" draw:id="id20" draw:layer="layout" svg:width="8.172cm" svg:height="1.424cm" svg:x="27.714cm" svg:y="12.526cm">
          <text:p text:style-name="P2"><text:span text:style-name="T1">chThdCreateSt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9" draw:id="id19" draw:layer="layout" svg:width="8.172cm" svg:height="1.424cm" svg:x="27.714cm" svg:y="10.85cm">
          <text:p text:style-name="P2"><text:span text:style-name="T1">sd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8" draw:id="id18" draw:layer="layout" svg:width="8.172cm" svg:height="1.424cm" svg:x="27.714cm" svg:y="9.175cm">
          <text:p text:style-name="P2"><text:span text:style-name="T1">chSys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7" draw:id="id17" draw:layer="layout" svg:width="8.172cm" svg:height="1.424cm" svg:x="27.714cm" svg:y="7.5cm">
          <text:p text:style-name="P2"><text:span text:style-name="T1">hal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5.801cm" svg:height="1.751cm" svg:x="22.7cm" svg:y="18.2cm">
          <text:p text:style-name="P2"><text:span text:style-name="T1">Serial 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" draw:id="id9" draw:layer="layout" svg:width="5cm" svg:height="3.8cm" svg:x="31cm" svg:y="17.4cm">
          <text:p text:style-name="P4"><text:span text:style-name="T2">P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draw:type="curve" svg:x1="28.501cm" svg:y1="19.075cm" svg:x2="31cm" svg:y2="19.775cm" draw:start-shape="id8" draw:start-glue-point="1" draw:end-shape="id9" draw:end-glue-point="6" svg:d="M28501 19075c1873 0 624 700 2499 700" svg:viewBox="0 0 2500 701">
          <text:p/>
        </draw:connector>
        <draw:connector draw:style-name="gr10" draw:text-style-name="P1" draw:layer="layout" draw:type="curve" svg:x1="31.8cm" svg:y1="15.7cm" svg:x2="26.7cm" svg:y2="18.3cm" draw:start-shape="id10" draw:start-glue-point="2" draw:end-shape="id11" draw:end-glue-point="0" svg:d="M31800 15700c0 1989-5100 689-5100 2600" svg:viewBox="0 0 5101 2601">
          <text:p/>
        </draw:connector>
        <draw:custom-shape draw:style-name="gr2" draw:text-style-name="P1" draw:layer="layout" svg:width="6.1cm" svg:height="7.4cm" svg:x="13.104cm" svg:y="6.7cm">
          <text:p text:style-name="P2"><text:span text:style-name="T1">loop: () -&gt; vo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4" draw:id="id14" draw:layer="layout" svg:width="4.1cm" svg:height="1.477cm" svg:x="20.5cm" svg:y="9.598cm">
          <text:p text:style-name="P2"><text:span text:style-name="T1">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2" draw:id="id12" draw:layer="layout" svg:width="4.1cm" svg:height="1.477cm" svg:x="20.5cm" svg:y="4.6cm">
          <text:p text:style-name="P2"><text:span text:style-name="T1">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5" draw:id="id15" draw:layer="layout" svg:width="4.1cm" svg:height="1.477cm" svg:x="20.5cm" svg:y="12.123cm">
          <text:p text:style-name="P2"><text:span text:style-name="T1">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3" draw:id="id13" draw:layer="layout" svg:width="4.1cm" svg:height="1.477cm" svg:x="20.5cm" svg:y="7.099cm">
          <text:p text:style-name="P2"><text:span text:style-name="T1">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2.55cm" svg:y1="6.077cm" svg:x2="22.55cm" svg:y2="7.099cm" draw:start-shape="id12" draw:start-glue-point="2" draw:end-shape="id13" svg:d="M22550 6077v1022" svg:viewBox="0 0 1 1023">
          <text:p/>
        </draw:connector>
        <draw:connector draw:style-name="gr7" draw:text-style-name="P1" draw:layer="layout" draw:type="curve" svg:x1="22.55cm" svg:y1="8.576cm" svg:x2="22.55cm" svg:y2="9.598cm" draw:start-shape="id13" draw:start-glue-point="2" draw:end-shape="id14" svg:d="M22550 8576v1022" svg:viewBox="0 0 1 1023">
          <text:p/>
        </draw:connector>
        <draw:connector draw:style-name="gr7" draw:text-style-name="P1" draw:layer="layout" draw:type="curve" svg:x1="22.55cm" svg:y1="11.075cm" svg:x2="22.55cm" svg:y2="12.123cm" draw:start-shape="id14" draw:start-glue-point="2" draw:end-shape="id15" draw:end-glue-point="0" svg:d="M22550 11075v1048" svg:viewBox="0 0 1 1049">
          <text:p/>
        </draw:connector>
        <draw:custom-shape draw:style-name="gr6" draw:text-style-name="P1" xml:id="id16" draw:id="id16" draw:layer="layout" svg:width="4.1cm" svg:height="1.477cm" svg:x="20.5cm" svg:y="14.623cm">
          <text:p text:style-name="P2"><text:span text:style-name="T1">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2.55cm" svg:y1="13.6cm" svg:x2="22.55cm" svg:y2="14.623cm" draw:start-shape="id15" draw:start-glue-point="2" draw:end-shape="id16" draw:end-glue-point="0" svg:d="M22550 13600v1023" svg:viewBox="0 0 1 1024">
          <text:p/>
        </draw:connector>
        <draw:connector draw:style-name="gr7" draw:text-style-name="P1" draw:layer="layout" draw:type="curve" svg:x1="24.6cm" svg:y1="5.338cm" svg:x2="27.714cm" svg:y2="8.212cm" draw:start-shape="id12" draw:start-glue-point="1" draw:end-shape="id17" svg:d="M24600 5338c2337 0 780 2874 3114 2874" svg:viewBox="0 0 3115 2875">
          <text:p/>
        </draw:connector>
        <draw:connector draw:style-name="gr7" draw:text-style-name="P1" draw:layer="layout" draw:type="curve" svg:x1="24.6cm" svg:y1="7.837cm" svg:x2="27.714cm" svg:y2="9.887cm" draw:start-shape="id13" draw:end-shape="id18" svg:d="M24600 7837c2337 0 780 2050 3114 2050" svg:viewBox="0 0 3115 2051">
          <text:p/>
        </draw:connector>
        <draw:connector draw:style-name="gr7" draw:text-style-name="P1" draw:layer="layout" draw:type="curve" svg:x1="24.6cm" svg:y1="10.336cm" svg:x2="27.714cm" svg:y2="11.562cm" draw:start-shape="id14" draw:start-glue-point="1" draw:end-shape="id19" svg:d="M24600 10336c2337 0 780 1226 3114 1226" svg:viewBox="0 0 3115 1227">
          <text:p/>
        </draw:connector>
        <draw:connector draw:style-name="gr7" draw:text-style-name="P1" draw:layer="layout" draw:type="curve" svg:x1="24.6cm" svg:y1="12.861cm" svg:x2="27.714cm" svg:y2="13.238cm" draw:start-shape="id15" draw:start-glue-point="1" draw:end-shape="id20" draw:end-glue-point="3" svg:d="M24600 12861c2337 0 780 377 3114 377" svg:viewBox="0 0 3115 378">
          <text:p/>
        </draw:connector>
        <draw:connector draw:style-name="gr7" draw:text-style-name="P1" draw:layer="layout" draw:type="curve" svg:x1="24.6cm" svg:y1="15.361cm" svg:x2="27.714cm" svg:y2="14.988cm" draw:start-shape="id16" draw:start-glue-point="1" draw:end-shape="id10" svg:d="M24600 15361c2337 0 780-373 3114-373" svg:viewBox="0 0 3115 374">
          <text:p/>
        </draw:connector>
        <draw:connector draw:style-name="gr10" draw:text-style-name="P1" draw:layer="layout" draw:type="curve" svg:x1="8.1cm" svg:y1="5.423cm" svg:x2="10.5cm" svg:y2="18.2cm" draw:start-shape="id3" draw:start-glue-point="1" draw:end-shape="id21" draw:end-glue-point="0" svg:d="M8100 5423c1600 0 2400 4259 2400 12777" svg:viewBox="0 0 2401 12778">
          <text:p/>
        </draw:connector>
        <draw:connector draw:style-name="gr10" draw:text-style-name="P1" draw:layer="layout" draw:type="curve" svg:x1="8.1cm" svg:y1="10.421cm" svg:x2="9.9cm" svg:y2="18.2cm" draw:start-shape="id5" draw:start-glue-point="1" draw:end-shape="id22" draw:end-glue-point="0" svg:d="M8100 10421c1200 0 1800 2593 1800 7779" svg:viewBox="0 0 1801 7780">
          <text:p/>
        </draw:connector>
        <draw:custom-shape draw:style-name="gr6" draw:text-style-name="P1" xml:id="id7" draw:id="id7" draw:layer="layout" svg:width="4.1cm" svg:height="1.477cm" svg:x="4cm" svg:y="14.685cm">
          <text:p text:style-name="P2"><text:span text:style-name="T1">J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6.05cm" svg:y1="13.685cm" svg:x2="6.05cm" svg:y2="14.685cm" draw:start-shape="id6" draw:start-glue-point="2" draw:end-shape="id7" draw:end-glue-point="0" svg:d="M6050 13685v1000" svg:viewBox="0 0 1 1001">
          <text:p/>
        </draw:connector>
        <draw:custom-shape draw:style-name="gr6" draw:text-style-name="P1" xml:id="id23" draw:id="id23" draw:layer="layout" svg:width="4.1cm" svg:height="1.477cm" svg:x="14.004cm" svg:y="8.946cm">
          <text:p text:style-name="P2"><text:span text:style-name="T1">Call sl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4" draw:id="id24" draw:layer="layout" svg:width="4.1cm" svg:height="1.477cm" svg:x="14.004cm" svg:y="11.723cm">
          <text:p text:style-name="P2"><text:span text:style-name="T1">J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6.054cm" svg:y1="10.423cm" svg:x2="16.054cm" svg:y2="11.723cm" draw:start-shape="id23" draw:start-glue-point="2" draw:end-shape="id24" draw:end-glue-point="0" svg:d="M16054 10423v1300" svg:viewBox="0 0 1 1301">
          <text:p/>
        </draw:connector>
        <draw:connector draw:style-name="gr7" draw:text-style-name="P1" draw:layer="layout" draw:type="curve" svg:x1="14.004cm" svg:y1="12.461cm" svg:x2="13.404cm" svg:y2="8.2cm" draw:start-shape="id24" draw:start-glue-point="3" draw:end-shape="id25" draw:end-glue-point="3" svg:d="M14004 12461c-1650 0-1350-4261-600-4261" svg:viewBox="0 0 1205 4262">
          <text:p/>
        </draw:connector>
        <draw:connector draw:style-name="gr7" draw:text-style-name="P1" draw:layer="layout" draw:type="curve" svg:x1="18.2cm" svg:y1="14.9cm" svg:x2="19cm" svg:y2="8.2cm" draw:start-shape="id26" draw:start-glue-point="1" draw:end-shape="id27" draw:end-glue-point="1" svg:d="M18200 14900c1950 0 1550-6700 800-6700" svg:viewBox="0 0 1419 6701">
          <text:p/>
        </draw:connector>
        <draw:connector draw:style-name="gr7" draw:text-style-name="P1" draw:layer="layout" draw:type="curve" svg:x1="35cm" svg:y1="12.6cm" svg:x2="10.8cm" svg:y2="3.5cm" draw:start-shape="id28" draw:start-glue-point="0" draw:end-shape="id29" draw:end-glue-point="0" svg:d="M35000 12600c0-14400-24200-9850-24200-9100" svg:viewBox="0 0 24201 10372">
          <text:p/>
        </draw:connector>
        <draw:custom-shape draw:style-name="gr6" draw:text-style-name="P1" xml:id="id30" draw:id="id30" draw:layer="layout" svg:width="4.1cm" svg:height="1.477cm" svg:x="14.1cm" svg:y="14.623cm">
          <text:p text:style-name="P2"><text:span text:style-name="T1">J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0.5cm" svg:y1="15.361cm" svg:x2="18.2cm" svg:y2="15.361cm" draw:start-shape="id16" draw:end-shape="id30" draw:end-glue-point="1" svg:d="M20500 15361h-2300" svg:viewBox="0 0 2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5cm" fo:page-height="2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5-11T10:20:19.513013822</meta:creation-date>
    <dc:date>2014-05-11T12:29:09.458634755</dc:date>
    <dc:creator>Okabe Kiwamu</dc:creator>
    <meta:editing-duration>PT1H58M1S</meta:editing-duration>
    <meta:editing-cycles>128</meta:editing-cycles>
    <meta:generator>LibreOffice/4.2.4.2$Linux_X86_64 LibreOffice_project/420m0$Build-2</meta:generator>
    <meta:document-statistic meta:object-count="66"/>
  </office:meta>
</office:document-meta>
</file>